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paragraph-rsid="002143b2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officeooo:paragraph-rsid="0023a0cd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36cd1c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e68a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0935c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7e261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97b2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f97a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bf3d9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db0f2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15" style:family="paragraph">
      <loext:graphic-properties draw:fill-color="#98fb98"/>
      <style:paragraph-properties fo:text-align="center"/>
    </style:style>
    <style:style style:name="T1" style:family="text">
      <style:text-properties fo:color="#9932cc" fo:font-size="11pt" style:text-underline-style="none" style:font-size-asian="11pt" style:font-size-complex="11pt"/>
    </style:style>
    <style:style style:name="T2" style:family="text">
      <style:text-properties fo:color="#9932cc" fo:font-size="11pt" style:text-underline-style="none" fo:font-weight="normal" officeooo:rsid="001ce68a" style:font-size-asian="11pt" style:font-weight-asian="normal" style:font-size-complex="11pt" style:font-weight-complex="normal"/>
    </style:style>
    <style:style style:name="T3" style:family="text">
      <style:text-properties fo:color="#9932cc" fo:font-size="11pt" style:text-underline-style="none" fo:font-weight="normal" officeooo:rsid="002b465a" style:font-size-asian="11pt" style:font-weight-asian="normal" style:font-size-complex="11pt" style:font-weight-complex="normal"/>
    </style:style>
    <style:style style:name="T4" style:family="text">
      <style:text-properties fo:color="#9932cc" fo:font-size="11pt" style:text-underline-style="none" fo:font-weight="normal" officeooo:rsid="003b706a" style:font-size-asian="11pt" style:font-weight-asian="normal" style:font-size-complex="11pt" style:font-weight-complex="normal"/>
    </style:style>
    <style:style style:name="T5" style:family="text">
      <style:text-properties fo:color="#9932cc" fo:font-size="11pt" style:text-underline-style="none" fo:font-weight="normal" officeooo:rsid="004279f4" style:font-size-asian="11pt" style:font-weight-asian="normal" style:font-size-complex="11pt" style:font-weight-complex="normal"/>
    </style:style>
    <style:style style:name="T6" style:family="text">
      <style:text-properties fo:color="#9932cc" style:font-name="Liberation Mono"/>
    </style:style>
    <style:style style:name="T7" style:family="text">
      <style:text-properties fo:color="#9932cc" style:font-name="Liberation Mono" fo:font-size="11pt" style:text-underline-style="none" style:font-size-asian="11pt" style:font-size-complex="11pt"/>
    </style:style>
    <style:style style:name="T8" style:family="text">
      <style:text-properties fo:color="#9932cc" style:font-name="Liberation Mono" fo:font-size="11pt" style:font-size-asian="11pt" style:font-size-complex="11pt"/>
    </style:style>
    <style:style style:name="T9" style:family="text">
      <style:text-properties fo:color="#9932cc" style:font-name="Liberation Mono" fo:font-size="11pt" style:text-underline-style="none" fo:font-weight="normal" officeooo:rsid="0038b358" style:font-name-asian="Noto Sans Mono CJK SC" style:font-size-asian="11pt" style:font-weight-asian="normal" style:font-name-complex="Liberation Mono" style:font-size-complex="11pt" style:font-weight-complex="normal"/>
    </style:style>
    <style:style style:name="T10" style:family="text">
      <style:text-properties fo:color="#9932cc" fo:font-size="12pt" style:text-underline-style="none" fo:font-weight="bold" officeooo:rsid="004279f4" style:font-size-asian="12pt" style:font-weight-asian="bold" style:font-size-complex="12pt" style:font-weight-complex="bold"/>
    </style:style>
    <style:style style:name="T11" style:family="text">
      <style:text-properties fo:color="#9932cc" fo:font-size="12pt" style:text-underline-style="none" fo:font-weight="normal" officeooo:rsid="004279f4" style:font-size-asian="12pt" style:font-weight-asian="normal" style:font-size-complex="12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officeooo:rsid="004279f4" style:font-weight-asian="bold" style:font-weight-complex="bold"/>
    </style:style>
    <style:style style:name="T14" style:family="text">
      <style:text-properties style:text-underline-style="none" fo:font-weight="normal" officeooo:rsid="004279f4" style:font-weight-asian="normal" style:font-weight-complex="normal"/>
    </style:style>
    <style:style style:name="T15" style:family="text">
      <style:text-properties fo:font-size="11pt" style:text-underline-style="none" style:font-size-asian="11pt" style:font-size-complex="11pt"/>
    </style:style>
    <style:style style:name="T16" style:family="text">
      <style:text-properties fo:font-size="11pt" style:text-underline-style="none" officeooo:rsid="004279f4" style:font-size-asian="11pt" style:font-size-complex="11pt"/>
    </style:style>
    <style:style style:name="T17" style:family="text">
      <style:text-properties fo:font-size="11pt" style:text-underline-style="none" fo:font-weight="normal" officeooo:rsid="001ce68a" style:font-size-asian="11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officeooo:rsid="002b465a" style:font-size-asian="11pt" style:font-weight-asian="normal" style:font-size-complex="11pt" style:font-weight-complex="normal"/>
    </style:style>
    <style:style style:name="T19" style:family="text">
      <style:text-properties fo:font-size="11pt" style:text-underline-style="none" fo:font-weight="normal" officeooo:rsid="003b706a" style:font-size-asian="11pt" style:font-weight-asian="normal" style:font-size-complex="11pt" style:font-weight-complex="normal"/>
    </style:style>
    <style:style style:name="T20" style:family="text">
      <style:text-properties fo:font-size="11pt" style:text-underline-style="none" fo:font-weight="normal" officeooo:rsid="003f97a2" style:font-size-asian="11pt" style:font-weight-asian="normal" style:font-size-complex="11pt" style:font-weight-complex="normal"/>
    </style:style>
    <style:style style:name="T21" style:family="text">
      <style:text-properties fo:font-size="11pt" style:text-underline-style="none" fo:font-weight="normal" officeooo:rsid="004279f4" style:font-size-asian="11pt" style:font-weight-asian="normal" style:font-size-complex="11pt" style:font-weight-complex="normal"/>
    </style:style>
    <style:style style:name="T22" style:family="text">
      <style:text-properties fo:font-size="11pt" style:text-underline-style="none" fo:font-weight="bold" officeooo:rsid="004279f4" style:font-size-asian="11pt" style:font-weight-asian="bold" style:font-size-complex="11pt" style:font-weight-complex="bold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fo:font-size="11pt" style:font-size-asian="11pt" style:font-size-complex="11pt"/>
    </style:style>
    <style:style style:name="T25" style:family="text">
      <style:text-properties style:font-name="Liberation Mono" fo:font-size="11pt" style:text-underline-style="none" style:font-size-asian="11pt" style:font-size-complex="11pt"/>
    </style:style>
    <style:style style:name="T26" style:family="text">
      <style:text-properties style:font-name="Liberation Mono" fo:font-size="11pt" style:text-underline-style="none" fo:font-weight="normal" officeooo:rsid="002143b2" style:font-size-asian="11pt" style:font-weight-asian="normal" style:font-size-complex="11pt" style:font-weight-complex="normal"/>
    </style:style>
    <style:style style:name="T27" style:family="text">
      <style:text-properties style:font-name="Liberation Mono" fo:font-size="11pt" style:text-underline-style="none" fo:font-weight="normal" officeooo:rsid="0023a0cd" style:font-size-asian="11pt" style:font-weight-asian="normal" style:font-size-complex="11pt" style:font-weight-complex="normal"/>
    </style:style>
    <style:style style:name="T28" style:family="text">
      <style:text-properties style:font-name="Liberation Mono" fo:font-size="11pt" style:text-underline-style="none" fo:font-weight="normal" officeooo:rsid="002143b2" style:font-name-asian="Noto Sans Mono CJK SC" style:font-size-asian="11pt" style:font-weight-asian="normal" style:font-name-complex="Liberation Mono" style:font-size-complex="11pt" style:font-weight-complex="normal"/>
    </style:style>
    <style:style style:name="T29" style:family="text">
      <style:text-properties style:font-name="Liberation Mono" fo:font-size="11pt" style:text-underline-style="none" fo:font-weight="normal" officeooo:rsid="0027e261" style:font-name-asian="Noto Sans Mono CJK SC" style:font-size-asian="11pt" style:font-weight-asian="normal" style:font-name-complex="Liberation Mono" style:font-size-complex="11pt" style:font-weight-complex="normal"/>
    </style:style>
    <style:style style:name="T30" style:family="text">
      <style:text-properties style:font-name="Liberation Mono" fo:font-size="11pt" style:text-underline-style="none" fo:font-weight="normal" officeooo:rsid="0036cd1c" style:font-name-asian="Noto Sans Mono CJK SC" style:font-size-asian="11pt" style:font-weight-asian="normal" style:font-name-complex="Liberation Mono" style:font-size-complex="11pt" style:font-weight-complex="normal"/>
    </style:style>
    <style:style style:name="T31" style:family="text">
      <style:text-properties style:font-name="Liberation Mono" fo:font-size="11pt" style:text-underline-style="solid" style:text-underline-width="auto" style:text-underline-color="font-color" fo:font-weight="normal" officeooo:rsid="0036cd1c" style:font-name-asian="Noto Sans Mono CJK SC" style:font-size-asian="11pt" style:font-weight-asian="normal" style:font-name-complex="Liberation Mono" style:font-size-complex="11pt" style:font-weight-complex="normal"/>
    </style:style>
    <style:style style:name="T32" style:family="text">
      <style:text-properties style:font-name="Liberation Mono" fo:font-size="11pt" fo:font-style="italic" style:text-underline-style="none" fo:font-weight="normal" officeooo:rsid="002143b2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font-name="Liberation Mono" fo:font-size="11pt" fo:font-style="italic" style:text-underline-style="none" fo:font-weight="normal" officeooo:rsid="0023a0cd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Liberation Mono" fo:font-size="11pt" fo:font-style="italic" style:text-underline-style="none" fo:font-weight="normal" officeooo:rsid="002143b2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35" style:family="text">
      <style:text-properties style:font-name="Liberation Mono" fo:font-size="11pt" fo:font-style="italic" style:text-underline-style="none" fo:font-weight="normal" officeooo:rsid="0027e261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36" style:family="text">
      <style:text-properties style:font-name="Liberation Mono" fo:font-size="11pt" fo:font-style="italic" style:text-underline-style="none" fo:font-weight="normal" officeooo:rsid="0036cd1c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37" style:family="text">
      <style:text-properties style:font-name="Liberation Mono" fo:font-size="11pt" fo:font-style="italic" style:text-underline-style="solid" style:text-underline-width="auto" style:text-underline-color="font-color" fo:font-weight="normal" officeooo:rsid="0036cd1c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38" style:family="text">
      <style:text-properties style:font-name="Liberation Mono" fo:font-size="11pt" fo:font-style="italic" style:text-underline-style="solid" style:text-underline-width="auto" style:text-underline-color="font-color" fo:font-weight="normal" officeooo:rsid="002143b2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39" style:family="text">
      <style:text-properties style:font-name="Liberation Mono" fo:font-size="11pt" fo:font-style="italic" style:text-underline-style="solid" style:text-underline-width="auto" style:text-underline-color="font-color" fo:font-weight="normal" officeooo:rsid="002143b2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font-name="Liberation Mono" fo:font-size="11pt" fo:font-style="italic" style:text-underline-style="solid" style:text-underline-width="auto" style:text-underline-color="font-color" fo:font-weight="normal" officeooo:rsid="0023a0cd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Liberation Mono" style:text-underline-style="none"/>
    </style:style>
    <style:style style:name="T42" style:family="text">
      <style:text-properties style:font-name="Liberation Mono" style:text-underline-style="none" officeooo:rsid="001ce68a"/>
    </style:style>
    <style:style style:name="T43" style:family="text">
      <style:text-properties style:font-name="Liberation Mono" style:text-underline-style="none" fo:font-weight="bold" style:font-weight-asian="bold" style:font-weight-complex="bold"/>
    </style:style>
    <style:style style:name="T44" style:family="text">
      <style:text-properties style:font-name="Liberation Mono" style:text-underline-style="none" fo:font-weight="bold" officeooo:rsid="00152fd5" style:font-weight-asian="bold" style:font-weight-complex="bold"/>
    </style:style>
    <style:style style:name="T45" style:family="text">
      <style:text-properties style:font-name="Liberation Mono" style:text-underline-style="none" fo:font-weight="bold" officeooo:rsid="001ce68a" style:font-weight-asian="bold" style:font-weight-complex="bold"/>
    </style:style>
    <style:style style:name="T46" style:family="text">
      <style:text-properties style:font-name="Liberation Mono" fo:font-weight="bold" style:font-weight-asian="bold" style:font-weight-complex="bold"/>
    </style:style>
    <style:style style:name="T47" style:family="text">
      <style:text-properties style:font-name="Liberation Mono" style:text-underline-style="solid" style:text-underline-width="auto" style:text-underline-color="font-color" fo:font-weight="bold" officeooo:rsid="0020935c" style:font-weight-asian="bold" style:font-weight-complex="bold"/>
    </style:style>
    <style:style style:name="T48" style:family="text">
      <style:text-properties style:font-name="Liberation Mono" fo:font-style="italic" style:text-underline-style="solid" style:text-underline-width="auto" style:text-underline-color="font-color" fo:font-weight="bold" officeooo:rsid="0020935c" style:font-style-asian="italic" style:font-weight-asian="bold" style:font-style-complex="italic" style:font-weight-complex="bold"/>
    </style:style>
    <style:style style:name="T49" style:family="text">
      <style:text-properties fo:font-size="12pt" style:text-underline-style="none" fo:font-weight="bold" officeooo:rsid="001ce68a" style:font-size-asian="12pt" style:font-weight-asian="bold" style:font-size-complex="12pt" style:font-weight-complex="bold"/>
    </style:style>
    <style:style style:name="T50" style:family="text">
      <style:text-properties fo:font-size="12pt" style:text-underline-style="none" fo:font-weight="bold" officeooo:rsid="002b465a" style:font-size-asian="12pt" style:font-weight-asian="bold" style:font-size-complex="12pt" style:font-weight-complex="bold"/>
    </style:style>
    <style:style style:name="T51" style:family="text">
      <style:text-properties fo:font-size="12pt" style:text-underline-style="none" fo:font-weight="bold" officeooo:rsid="004279f4" style:font-size-asian="12pt" style:font-weight-asian="bold" style:font-size-complex="12pt" style:font-weight-complex="bold"/>
    </style:style>
    <style:style style:name="T52" style:family="text">
      <style:text-properties fo:font-size="12pt" style:text-underline-style="none" fo:font-weight="normal" officeooo:rsid="004279f4" style:font-size-asian="12pt" style:font-weight-asian="normal" style:font-size-complex="12pt" style:font-weight-complex="normal"/>
    </style:style>
    <style:style style:name="T53" style:family="text">
      <style:text-properties fo:font-size="12pt" style:text-underline-style="none" officeooo:rsid="004279f4" style:font-size-asian="12pt" style:font-size-complex="12pt"/>
    </style:style>
    <style:style style:name="T54" style:family="text">
      <style:text-properties style:font-name="Liberation Mono" fo:font-size="11pt" style:text-underline-style="none" fo:font-weight="normal" officeooo:rsid="003f97a2" style:font-name-asian="Noto Sans Mono CJK SC" style:font-size-asian="11pt" style:font-weight-asian="normal" style:font-name-complex="Liberation Mono" style:font-size-complex="11pt" style:font-weight-complex="normal"/>
    </style:style>
    <style:style style:name="T55" style:family="text">
      <style:text-properties officeooo:rsid="003f97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8fb98" draw:fill-color="#98fb98" draw:textarea-horizontal-align="justify" draw:textarea-vertical-align="middle" draw:auto-grow-height="false" fo:min-height="5.212cm" fo:min-width="17.066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<text:span text:style-name="T23"/></text:span></text:p>
      <text:p text:style-name="Standard"><text:span text:style-name="Source_20_Text"><text:span text:style-name="T46">1) ¿Cuáles son los nombres y la ocupación de cada uno de los empleados? </text:span></text:span></text:p>
      <text:p text:style-name="Standard"><text:span text:style-name="Source_20_Text"><text:span text:style-name="T23"/></text:span></text:p>
      <text:p text:style-name="Standard"><text:span text:style-name="Source_20_Text"><text:span text:style-name="T6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7">select</text:span></text:span></text:a><text:span text:style-name="Source_20_Text"><text:span text:style-name="T24"> nombre, trabajo </text:span></text:span><text:span text:style-name="Source_20_Text"><text:span text:style-name="T8">from</text:span></text:span><text:span text:style-name="Source_20_Text"><text:span text:style-name="T24"> empleados</text:span></text:span></text:p>
      <text:p text:style-name="Standard"><text:span text:style-name="Source_20_Text"><text:span text:style-name="T23"/></text:span></text:p>
      <text:p text:style-name="Standard"><text:span text:style-name="Source_20_Text"><text:span text:style-name="T41"/></text:span></text:p>
      <text:p text:style-name="Standard"><text:span text:style-name="Source_20_Text"><text:span text:style-name="T43">2) ¿Cuál es el nombre y la edad de cada uno de los empleados?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7">select</text:span></text:span></text:a><text:span text:style-name="Source_20_Text"><text:span text:style-name="T25"> nombre, edad </text:span></text:span><text:span text:style-name="Source_20_Text"><text:span text:style-name="T7">from</text:span></text:span><text:span text:style-name="Source_20_Text"><text:span text:style-name="T25"> empleados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/></text:span></text:p>
      <text:p text:style-name="Standard"><text:span text:style-name="Source_20_Text"><text:span text:style-name="T43">3) ¿Cuál es el nombre y la edad de todos los programadores?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7">select</text:span></text:span></text:a><text:span text:style-name="Source_20_Text"><text:span text:style-name="T25"> nombre, edad </text:span></text:span><text:span text:style-name="Source_20_Text"><text:span text:style-name="T7">from</text:span></text:span><text:span text:style-name="Source_20_Text"><text:span text:style-name="T25"> empleados </text:span></text:span><text:span text:style-name="Source_20_Text"><text:span text:style-name="T7">where</text:span></text:span><text:span text:style-name="Source_20_Text"><text:span text:style-name="T25"> trabajo='Programador' <text:tab/></text:span></text:span><text:a xlink:type="simple" xlink:href="http://localhost/phpmyadmin/url.php?url=https://dev.mysql.com/doc/refman/5.5/en/logical-operators.html#operator_or" office:target-frame-name="mysql_doc" xlink:show="replace" text:style-name="Internet_20_link" text:visited-style-name="Visited_20_Internet_20_Link"><text:span text:style-name="Source_20_Text"><text:span text:style-name="T7">or</text:span></text:span></text:a><text:span text:style-name="Source_20_Text"><text:span text:style-name="T25"> <text:tab/>trabajo='Programador Senior'</text:span></text:span><text:span text:style-name="Source_20_Text"><text:span text:style-name="T41"> 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/></text:span></text:p>
      <text:p text:style-name="Standard"><text:span text:style-name="Source_20_Text"><text:span text:style-name="T43">4) ¿Cuáles son los empleados de m</text:span></text:span><text:span text:style-name="Source_20_Text"><text:span text:style-name="T44">á</text:span></text:span><text:span text:style-name="Source_20_Text"><text:span text:style-name="T43">s de 30 años?</text:span></text:span></text:p>
      <text:p text:style-name="Standard"><text:span text:style-name="Source_20_Text"><text:span text:style-name="T41"/></text:span></text:p>
      <text:p text:style-name="Standard"><text:span text:style-name="Source_20_Text"><text:span text:style-name="T41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7">select</text:span></text:span></text:a><text:span text:style-name="Source_20_Text"><text:span text:style-name="T25"> nombre, edad </text:span></text:span><text:span text:style-name="Source_20_Text"><text:span text:style-name="T7">from</text:span></text:span><text:span text:style-name="Source_20_Text"><text:span text:style-name="T25"> empleados </text:span></text:span><text:span text:style-name="Source_20_Text"><text:span text:style-name="T7">where</text:span></text:span><text:span text:style-name="Source_20_Text"><text:span text:style-name="T25"> edad&gt;30</text:span></text:span><text:span text:style-name="Source_20_Text"><text:span text:style-name="T41"> </text:span></text:span></text:p>
      <text:p text:style-name="P1"/>
      <text:p text:style-name="P1"/>
      <text:p text:style-name="P2">5) ¿Cuál es el apellido y el mail de los empleados llamados Juan?</text:p>
      <text:p text:style-name="P1"/>
      <text:p text:style-name="P6"><text:span text:style-name="Source_20_Text"><text:span text:style-name="T41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15"> apellido, mail </text:span></text:span><text:span text:style-name="Source_20_Text"><text:span text:style-name="T1">from</text:span></text:span><text:span text:style-name="Source_20_Text"><text:span text:style-name="T15"> empleados </text:span></text:span><text:span text:style-name="Source_20_Text"><text:span text:style-name="T1">where</text:span></text:span><text:span text:style-name="Source_20_Text"><text:span text:style-name="T15"> nombre='Juan'</text:span></text:span><text:span text:style-name="Source_20_Text"><text:span text:style-name="T12"> </text:span></text:span></text:p>
      <text:p text:style-name="P7"><text:span text:style-name="Source_20_Text"><text:span text:style-name="T42"/></text:span></text:p>
      <text:p text:style-name="P7"><text:span text:style-name="Source_20_Text"><text:span text:style-name="T42"/></text:span></text:p>
      <text:p text:style-name="P7"><text:span text:style-name="Source_20_Text"><text:span text:style-name="T45">6) ¿Cuál es el nombre de las personas que trabajan como Programadores o Desarrolladores Web?</text:span></text:span></text:p>
      <text:p text:style-name="P7"><text:span text:style-name="Source_20_Text"><text:span text:style-name="T45"/></text:span></text:p>
      <text:p text:style-name="P9"><text:span text:style-name="Source_20_Text"><text:span text:style-name="T45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17"> nombre, trabajo </text:span></text:span><text:span text:style-name="Source_20_Text"><text:span text:style-name="T2">from</text:span></text:span><text:span text:style-name="Source_20_Text"><text:span text:style-name="T17"> empleados </text:span></text:span><text:span text:style-name="Source_20_Text"><text:span text:style-name="T2">where</text:span></text:span><text:span text:style-name="Source_20_Text"><text:span text:style-name="T17"> trabajo='Programador' </text:span></text:span><text:a xlink:type="simple" xlink:href="http://localhost/phpmyadmin/url.php?url=https://dev.mysql.com/doc/refman/5.5/en/logical-operators.html#operator_or" office:target-frame-name="mysql_doc" xlink:show="replace" text:style-name="Internet_20_link" text:visited-style-name="Visited_20_Internet_20_Link"><text:span text:style-name="Source_20_Text"><text:span text:style-name="T2">or</text:span></text:span></text:a><text:span text:style-name="Source_20_Text"><text:span text:style-name="T17"> <text:tab/>trabajo='Desarrollador Web'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49">7) Mostrar una lista (id_emp, nombre, apellido, trabajo) de las personas cuyo numero de empleado esté entre 15 y 20.</text:span></text:span></text:p>
      <text:p text:style-name="P9"><text:span text:style-name="Source_20_Text"><text:span text:style-name="T49"/></text:span></text:p>
      <text:p text:style-name="P9"><text:span text:style-name="Source_20_Text"><text:span text:style-name="T49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17"> id_emp, nombre, apellido, trabajo </text:span></text:span><text:span text:style-name="Source_20_Text"><text:span text:style-name="T2">from</text:span></text:span><text:span text:style-name="Source_20_Text"><text:span text:style-name="T17"> empleados </text:span></text:span><text:span text:style-name="Source_20_Text"><text:span text:style-name="T2">where</text:span></text:span><text:span text:style-name="Source_20_Text"><text:span text:style-name="T17"> <text:tab/>id_emp </text:span></text:span><text:span text:style-name="Source_20_Text"><text:span text:style-name="T4">between</text:span></text:span><text:span text:style-name="Source_20_Text"><text:span text:style-name="T19"> </text:span></text:span><text:span text:style-name="Source_20_Text"><text:span text:style-name="T17">15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17"> 20 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9"><text:span text:style-name="Source_20_Text"><text:span text:style-name="T49">8) ¿Cuáles son los Programadores que ganan menos de $80000?</text:span></text:span></text:p>
      <text:p text:style-name="P9"><text:span text:style-name="Source_20_Text"><text:span text:style-name="T50"/></text:span></text:p>
      <text:p text:style-name="P9"><text:span text:style-name="Source_20_Text"><text:span text:style-name="T50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18"> nombre, salario </text:span></text:span><text:span text:style-name="Source_20_Text"><text:span text:style-name="T3">from</text:span></text:span><text:span text:style-name="Source_20_Text"><text:span text:style-name="T18"> empleados </text:span></text:span><text:span text:style-name="Source_20_Text"><text:span text:style-name="T3">where</text:span></text:span><text:span text:style-name="Source_20_Text"><text:span text:style-name="T18"> trabajo='Programador' <text:tab/>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18"> salario&lt;80000 </text:span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p text:style-name="P9"><text:span text:style-name="Source_20_Text"><text:span text:style-name="T50">9) ¿Cuáles son los Programadores que ganan entre $75000 y $90000?</text:span></text:span></text:p>
      <text:p text:style-name="P9"><text:span text:style-name="Source_20_Text"><text:span text:style-name="T50"/></text:span></text:p>
      <text:p text:style-name="P9"><text:span text:style-name="Source_20_Text"><text:span text:style-name="T50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18"> nombre, salario </text:span></text:span><text:span text:style-name="Source_20_Text"><text:span text:style-name="T3">from</text:span></text:span><text:span text:style-name="Source_20_Text"><text:span text:style-name="T18"> empleados </text:span></text:span><text:span text:style-name="Source_20_Text"><text:span text:style-name="T3">where</text:span></text:span><text:span text:style-name="Source_20_Text"><text:span text:style-name="T18"> <text:tab/>trabajo='Programador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18"> salario </text:span></text:span><text:span text:style-name="Source_20_Text"><text:span text:style-name="T9">between</text:span></text:span><text:span text:style-name="Source_20_Text"><text:span text:style-name="T18"> 75000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3">and</text:span></text:span></text:a><text:span text:style-name="Source_20_Text"><text:span text:style-name="T18"> 90000</text:span></text:span><text:span text:style-name="Source_20_Text"><text:span text:style-name="T50"> </text:span></text:span></text:p>
      <text:p text:style-name="P9"><text:span text:style-name="Source_20_Text"><text:span text:style-name="T50"/></text:span></text:p>
      <text:p text:style-name="P9"><text:span text:style-name="Source_20_Text"><text:span text:style-name="T50"/></text:span></text:p>
      <text:p text:style-name="P9"><text:soft-page-break/><text:span text:style-name="Source_20_Text"><text:span text:style-name="T50"/></text:span></text:p>
      <text:p text:style-name="P9"><text:span text:style-name="Source_20_Text"><text:span text:style-name="T49">10) ¿Cuáles son los trabajadores cuyo apellido comienza con S?</text:span></text:span></text:p>
      <text:p text:style-name="P9"><text:span text:style-name="Source_20_Text"><text:span text:style-name="T49"/></text:span></text:p>
      <text:p text:style-name="P10"><text:span text:style-name="Source_20_Text"><text:span text:style-name="T49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17"> apellido </text:span></text:span><text:span text:style-name="Source_20_Text"><text:span text:style-name="T2">from</text:span></text:span><text:span text:style-name="Source_20_Text"><text:span text:style-name="T17"> empleados </text:span></text:span><text:span text:style-name="Source_20_Text"><text:span text:style-name="T2">where</text:span></text:span><text:span text:style-name="Source_20_Text"><text:span text:style-name="T17"> apellido </text:span>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<text:span text:style-name="T2">like</text:span></text:span></text:a><text:span text:style-name="Source_20_Text"><text:span text:style-name="T17"> 'S%'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0"><text:span text:style-name="Source_20_Text"><text:span text:style-name="T49">11) ¿Cuáles son los trabajadores cuyo nombre termina en l?</text:span></text:span></text:p>
      <text:p text:style-name="P9"><text:span text:style-name="Source_20_Text"><text:span text:style-name="T49"/></text:span></text:p>
      <text:p text:style-name="P11"><text:span text:style-name="Source_20_Text"><text:span text:style-name="T49"><text:tab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17"> </text:span></text:span><text:span text:style-name="Source_20_Text"><text:span text:style-name="T54">nombre</text:span></text:span><text:span text:style-name="Source_20_Text"><text:span text:style-name="T17"> </text:span></text:span><text:span text:style-name="Source_20_Text"><text:span text:style-name="T2">from</text:span></text:span><text:span text:style-name="Source_20_Text"><text:span text:style-name="T17"> empleados </text:span></text:span><text:span text:style-name="Source_20_Text"><text:span text:style-name="T2">where</text:span></text:span><text:span text:style-name="Source_20_Text"><text:span text:style-name="T17"> </text:span></text:span><text:span text:style-name="Source_20_Text"><text:span text:style-name="T54">nombre</text:span></text:span><text:span text:style-name="Source_20_Text"><text:span text:style-name="T17"> </text:span>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<text:span text:style-name="T2">like</text:span></text:span></text:a><text:span text:style-name="Source_20_Text"><text:span text:style-name="T17"> '%</text:span></text:span><text:span text:style-name="Source_20_Text"><text:span text:style-name="T20">l</text:span></text:span><text:span text:style-name="Source_20_Text"><text:span text:style-name="T17">'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51">12) Agregar un empleado con ID_empleado 22 con los siguientes datos: Francisco Perez, <text:s/>Programador, 26 años, salario 90000, mail: </text:span></text:span><text:a xlink:type="simple" xlink:href="mailto:francisco@bignet.com" text:style-name="Internet_20_link" text:visited-style-name="Visited_20_Internet_20_Link"><text:span text:style-name="Source_20_Text">francisco@bignet.com</text:span></text:a></text:p>
      <text:p text:style-name="P11"><text:span text:style-name="Source_20_Text"><text:span text:style-name="T51"/></text:span></text:p>
      <text:p text:style-name="P11"><text:span text:style-name="Source_20_Text"><text:span text:style-name="T51"><text:tab/></text:span>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5">insert</text:span></text:span></text:a><text:span text:style-name="Source_20_Text"><text:span text:style-name="T21"> </text:span></text:span><text:span text:style-name="Source_20_Text"><text:span text:style-name="T5">into</text:span></text:span><text:span text:style-name="Source_20_Text"><text:span text:style-name="T21"> empleados </text:span>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<text:span text:style-name="T5">values</text:span></text:span></text:a><text:span text:style-name="Source_20_Text"><text:span text:style-name="T21"> (22, 'Francisco', 'Perez', <text:tab/>'Programador', 26, 90000, </text:span></text:span><text:a xlink:type="simple" xlink:href="mailto:'francisco@bignet.com" text:style-name="Internet_20_link" text:visited-style-name="Visited_20_Internet_20_Link"><text:span text:style-name="Source_20_Text">'francisco@bignet.com</text:span></text:a><text:span text:style-name="Source_20_Text"><text:span text:style-name="T21">')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1"><text:span text:style-name="Source_20_Text"><text:span text:style-name="T51">13) Borrar los datos de Hernan Rosso</text:span></text:span></text:p>
      <text:p text:style-name="P11"><text:span text:style-name="Source_20_Text"><text:span text:style-name="T51"/></text:span></text:p>
      <text:p text:style-name="P12"><text:span text:style-name="Source_20_Text"><text:span text:style-name="T51"><text:tab/></text:span></text:span><text:a xlink:type="simple" xlink:href="http://localhost/phpmyadmin/url.php?url=https://dev.mysql.com/doc/refman/5.5/en/delete.html" office:target-frame-name="mysql_doc" xlink:show="replace" text:style-name="Internet_20_link" text:visited-style-name="Visited_20_Internet_20_Link"><text:span text:style-name="Source_20_Text"><text:span text:style-name="T5">delete</text:span></text:span></text:a><text:span text:style-name="Source_20_Text"><text:span text:style-name="T21"> </text:span></text:span><text:span text:style-name="Source_20_Text"><text:span text:style-name="T5">from</text:span></text:span><text:span text:style-name="Source_20_Text"><text:span text:style-name="T21"> empleados </text:span></text:span><text:span text:style-name="Source_20_Text"><text:span text:style-name="T5">where</text:span></text:span><text:span text:style-name="Source_20_Text"><text:span text:style-name="T21"> nombre='Hernan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5">and</text:span></text:span></text:a><text:span text:style-name="Source_20_Text"><text:span text:style-name="T21"> <text:tab/>apellido='Rosso'</text:span></text:span></text:p>
      <text:p text:style-name="P12"><text:span text:style-name="Source_20_Text"><text:span text:style-name="T21"/></text:span></text:p>
      <text:p text:style-name="P12"><text:span text:style-name="Source_20_Text"><text:span text:style-name="T21"/></text:span></text:p>
      <text:p text:style-name="P13"><text:span text:style-name="Source_20_Text"><text:span text:style-name="T51">14) Modificar el salario de Daniel Gutierrez a 90000</text:span></text:span></text:p>
      <text:p text:style-name="P13"><text:span text:style-name="Source_20_Text"><text:span text:style-name="T51"/></text:span></text:p>
      <text:p text:style-name="P13"><text:span text:style-name="Source_20_Text"><text:span text:style-name="T21"><text:tab/></text:span></text:span><text:a xlink:type="simple" xlink:href="http://localhost/phpmyadmin/url.php?url=https://dev.mysql.com/doc/refman/5.5/en/update.html" office:target-frame-name="mysql_doc" xlink:show="replace" text:style-name="Internet_20_link" text:visited-style-name="Visited_20_Internet_20_Link"><text:span text:style-name="Source_20_Text"><text:span text:style-name="T5">update</text:span></text:span></text:a><text:span text:style-name="Source_20_Text"><text:span text:style-name="T21"> empleados </text:span></text:span><text:a xlink:type="simple" xlink:href="http://localhost/phpmyadmin/url.php?url=https://dev.mysql.com/doc/refman/5.5/en/set.html" office:target-frame-name="mysql_doc" xlink:show="replace" text:style-name="Internet_20_link" text:visited-style-name="Visited_20_Internet_20_Link"><text:span text:style-name="Source_20_Text"><text:span text:style-name="T5">set</text:span></text:span></text:a><text:span text:style-name="Source_20_Text"><text:span text:style-name="T21"> salario=90000 </text:span></text:span><text:span text:style-name="Source_20_Text"><text:span text:style-name="T5">where</text:span></text:span><text:span text:style-name="Source_20_Text"><text:span text:style-name="T21"> nombre='Daniel'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5">and</text:span></text:span></text:a><text:span text:style-name="Source_20_Text"><text:span text:style-name="T21"> <text:tab/>apellido='Gutierrez' </text:span></text:span></text:p>
      <text:p text:style-name="P13"><text:span text:style-name="Source_20_Text"><text:span text:style-name="T45"/></text:span></text:p>
      <text:p text:style-name="P7"><text:span text:style-name="Source_20_Text"><text:span text:style-name="T45"/></text:span></text:p>
      <text:p text:style-name="P7"><draw:custom-shape text:anchor-type="paragraph" draw:z-index="0" draw:name="Forma1" draw:style-name="gr1" draw:text-style-name="P15" svg:width="17.066cm" svg:height="5.213cm" svg:x="-0.152cm" svg:y="0.139cm"><text:p/><draw:enhanced-geometry svg:viewBox="0 0 21600 21600" draw:type="rectangle" draw:enhanced-path="M 0 0 L 21600 0 21600 21600 0 21600 0 0 Z N"/></draw:custom-shape><text:span text:style-name="Source_20_Text"><text:span text:style-name="T45"/></text:span></text:p>
      <text:p text:style-name="P8"><text:span text:style-name="Source_20_Text"><text:span text:style-name="T48">Observaciones:</text:span></text:span></text:p>
      <text:list xml:id="list1596786069" text:style-name="L1">
        <text:list-item>
          <text:p text:style-name="P3"><text:span text:style-name="Source_20_Text"><text:span text:style-name="T32">Cuando dice </text:span></text:span><text:span text:style-name="Source_20_Text"><text:span text:style-name="T39">todo</text:span></text:span><text:span text:style-name="Source_20_Text"><text:span text:style-name="T40">s</text:span></text:span><text:span text:style-name="Source_20_Text"><text:span text:style-name="T39"> los programadores</text:span></text:span><text:span text:style-name="Source_20_Text"><text:span text:style-name="T32"> yo asumo que se refiere a los Programadores y Programadores Senior.</text:span></text:span></text:p>
        </text:list-item>
        <text:list-item>
          <text:p text:style-name="P4"><text:span text:style-name="Source_20_Text"><text:span text:style-name="T33">Cuando dice trabajan como </text:span></text:span><text:span text:style-name="Source_20_Text"><text:span text:style-name="T40">programadores</text:span></text:span><text:span text:style-name="Source_20_Text"><text:span text:style-name="T33"> asumo que son solo los Programadores.</text:span></text:span></text:p>
        </text:list-item>
        <text:list-item>
          <text:p text:style-name="P3"><text:span text:style-name="Source_20_Text"><text:span text:style-name="T32">Cuando pide consultar </text:span></text:span><text:span text:style-name="Source_20_Text"><text:span text:style-name="T34">algún dato (nombre,mail,etc) para otro dato (edad, trabajo) </text:span></text:span><text:span text:style-name="Source_20_Text"><text:span text:style-name="T38">asumo que tengo que mostrar ambos datos</text:span></text:span><text:span text:style-name="Source_20_Text"><text:span text:style-name="T34">, </text:span></text:span><text:span text:style-name="Source_20_Text"><text:span text:style-name="T35">ya que no aclara si hay o no que mostrar todos los datos.</text:span></text:span></text:p>
        </text:list-item>
        <text:list-item>
          <text:p text:style-name="P5"><text:span text:style-name="Source_20_Text"><text:span text:style-name="T36">Cuando dice </text:span></text:span><text:span text:style-name="Source_20_Text"><text:span text:style-name="T37">entre x parámetros</text:span></text:span><text:span text:style-name="Source_20_Text"><text:span text:style-name="T36"> asumo que también incluye a esos parámetros en la búsqueda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45:30.813756162</meta:creation-date>
    <dc:date>2022-03-23T17:33:26.809421340</dc:date>
    <meta:editing-duration>PT1H39M59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74" meta:character-count="2483" meta:non-whitespace-character-count="2114"/>
  </office:meta>
</office:document-meta>
</file>